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22cm" fo:min-width="19.07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79cm" fo:min-width="0.4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112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4cm" fo:min-width="0.13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0.862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1" style:family="graphic" style:parent-style-name="standard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65cm" fo:min-width="0.136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1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919cm" fo:min-width="0.453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3.49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03cm" fo:min-width="0.77cm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83cm" fo:min-width="0.136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84cm" fo:min-width="0.136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P1" style:family="paragraph">
      <style:paragraph-properties fo:margin-left="0cm" fo:margin-right="0cm" fo:margin-top="0.051cm" fo:margin-bottom="0cm" fo:text-indent="0cm"/>
    </style:style>
    <style:style style:name="P2" style:family="paragraph">
      <style:paragraph-properties fo:margin-left="0cm" fo:margin-right="0cm" fo:margin-top="0.051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Liberation Mono" fo:font-size="11pt"/>
    </style:style>
    <style:style style:name="P5" style:family="paragraph">
      <style:paragraph-properties fo:text-align="center" style:writing-mode="lr-tb"/>
      <style:text-properties style:font-name="Liberation Mono" fo:font-size="11pt"/>
    </style:style>
    <style:style style:name="P6" style:family="paragraph">
      <style:paragraph-properties fo:text-align="center"/>
      <style:text-properties style:font-name="Liberation Mono" fo:font-size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1pt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158466"/>
      <style:paragraph-properties fo:text-align="center" style:writing-mode="lr-tb"/>
      <style:text-properties style:font-name="Liberation Mono" fo:font-size="11pt"/>
    </style:style>
    <style:style style:name="P14" style:family="paragraph">
      <style:paragraph-properties fo:text-align="center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5" style:family="paragraph">
      <loext:graphic-properties draw:fill-color="#ffffff"/>
      <style:paragraph-properties fo:text-align="center" style:writing-mode="lr-tb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0pt" style:font-size-complex="10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6pt" style:font-size-asian="10pt" style:font-size-complex="10pt"/>
    </style:style>
    <style:style style:name="T5" style:family="text">
      <style:text-properties fo:font-size="14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1pt"/>
    </style:style>
    <style:style style:name="T7" style:family="text"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T8" style:family="text">
      <style:text-properties style:font-name="Liberation Mono" fo:font-size="10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974cm" svg:height="17.872cm" svg:x="1.108cm" svg:y="1.473cm">
          <draw:text-box>
            <text:p><text:span text:style-name="T1">S</text:span><text:span text:style-name="T1">o</text:span><text:span text:style-name="T1">rt</text:span><text:span text:style-name="T1">i</text:span><text:span text:style-name="T1">n</text:span><text:span text:style-name="T1">g</text:span></text:p>
            <text:p text:style-name="P1"><text:span text:style-name="T2">- </text:span><text:span text:style-name="T2">S</text:span><text:span text:style-name="T2">or</text:span><text:span text:style-name="T2">ti</text:span><text:span text:style-name="T2">n</text:span><text:span text:style-name="T2">g </text:span><text:span text:style-name="T2">is </text:span><text:span text:style-name="T2">th</text:span><text:span text:style-name="T2">e </text:span><text:span text:style-name="T2">pr</text:span><text:span text:style-name="T2">o</text:span><text:span text:style-name="T2">c</text:span><text:span text:style-name="T2">e</text:span><text:span text:style-name="T2">s</text:span><text:span text:style-name="T2">s </text:span><text:span text:style-name="T2">of </text:span><text:span text:style-name="T2">ar</text:span><text:span text:style-name="T2">ra</text:span><text:span text:style-name="T2">n</text:span><text:span text:style-name="T2">gi</text:span><text:span text:style-name="T2">n</text:span><text:span text:style-name="T2">g </text:span><text:span text:style-name="T2">d</text:span><text:span text:style-name="T2">at</text:span><text:span text:style-name="T2">a </text:span><text:span text:style-name="T2">in </text:span><text:span text:style-name="T2">a </text:span><text:span text:style-name="T2">s</text:span><text:span text:style-name="T2">p</text:span><text:span text:style-name="T2">e</text:span><text:span text:style-name="T2">ci</text:span><text:span text:style-name="T2">fi</text:span><text:span text:style-name="T2">c </text:span><text:span text:style-name="T2">or</text:span><text:span text:style-name="T2">d</text:span><text:span text:style-name="T2">er </text:span><text:span text:style-name="T2">(a</text:span><text:span text:style-name="T2">s</text:span><text:span text:style-name="T2">c</text:span><text:span text:style-name="T2">e</text:span><text:span text:style-name="T2">n</text:span><text:span text:style-name="T2">di</text:span><text:span text:style-name="T2">n</text:span><text:span text:style-name="T2">g </text:span><text:span text:style-name="T2">or </text:span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i</text:span><text:span text:style-name="T2">n</text:span><text:span text:style-name="T2">g) </text:span></text:p>
            <text:p text:style-name="P1"><text:span text:style-name="T2">- </text:span><text:span text:style-name="T2">S</text:span><text:span text:style-name="T2">or</text:span><text:span text:style-name="T2">ti</text:span><text:span text:style-name="T2">n</text:span><text:span text:style-name="T2">g </text:span><text:span text:style-name="T2">is </text:span><text:span text:style-name="T2">fu</text:span><text:span text:style-name="T2">n</text:span><text:span text:style-name="T2">d</text:span><text:span text:style-name="T2">a</text:span><text:span text:style-name="T2">m</text:span><text:span text:style-name="T2">e</text:span><text:span text:style-name="T2">nt</text:span><text:span text:style-name="T2">al </text:span><text:span text:style-name="T2">fo</text:span><text:span text:style-name="T2">r </text:span><text:span text:style-name="T2">o</text:span><text:span text:style-name="T2">pt</text:span><text:span text:style-name="T2">i</text:span><text:span text:style-name="T2">m</text:span><text:span text:style-name="T2">izi</text:span><text:span text:style-name="T2">n</text:span><text:span text:style-name="T2">g </text:span><text:span text:style-name="T2">th</text:span><text:span text:style-name="T2">e </text:span><text:span text:style-name="T2">ef</text:span><text:span text:style-name="T2">fi</text:span><text:span text:style-name="T2">ci</text:span><text:span text:style-name="T2">e</text:span><text:span text:style-name="T2">n</text:span><text:span text:style-name="T2">c</text:span><text:span text:style-name="T2">y </text:span><text:span text:style-name="T2">of </text:span><text:span text:style-name="T2">ot</text:span><text:span text:style-name="T2">h</text:span><text:span text:style-name="T2">er </text:span><text:span text:style-name="T2">al</text:span><text:span text:style-name="T2">g</text:span><text:span text:style-name="T2">or</text:span><text:span text:style-name="T2">it</text:span><text:span text:style-name="T2">h</text:span><text:span text:style-name="T2">m</text:span><text:span text:style-name="T2">s </text:span><text:span text:style-name="T2">(s</text:span><text:span text:style-name="T2">e</text:span><text:span text:style-name="T2">ar</text:span><text:span text:style-name="T2">c</text:span><text:span text:style-name="T2">h)</text:span></text:p>
            <text:p><text:span text:style-name="T3"/></text:p>
            <text:p><text:span text:style-name="T1">C</text:span><text:span text:style-name="T1">o</text:span><text:span text:style-name="T1">m</text:span><text:span text:style-name="T1">m</text:span><text:span text:style-name="T1">o</text:span><text:span text:style-name="T1">n </text:span><text:span text:style-name="T1">S</text:span><text:span text:style-name="T1">o</text:span><text:span text:style-name="T1">rt</text:span><text:span text:style-name="T1">i</text:span><text:span text:style-name="T1">n</text:span><text:span text:style-name="T1">g </text:span><text:span text:style-name="T1">A</text:span><text:span text:style-name="T1">l</text:span><text:span text:style-name="T1">g</text:span><text:span text:style-name="T1">o</text:span><text:span text:style-name="T1">ri</text:span><text:span text:style-name="T1">t</text:span><text:span text:style-name="T1">h</text:span><text:span text:style-name="T1">m</text:span><text:span text:style-name="T1">s</text:span></text:p>
            <text:p text:style-name="P2"><text:span text:style-name="T4"/></text:p>
            <text:p text:style-name="P2"><text:span text:style-name="T2">- </text:span><text:span text:style-name="T5">B</text:span><text:span text:style-name="T5">u</text:span><text:span text:style-name="T5">b</text:span><text:span text:style-name="T5">bl</text:span><text:span text:style-name="T5">e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t</text:span><text:span text:style-name="T2">e</text:span><text:span text:style-name="T2">p</text:span><text:span text:style-name="T2">s </text:span><text:span text:style-name="T2">th</text:span><text:span text:style-name="T2">o</text:span><text:span text:style-name="T2">u</text:span><text:span text:style-name="T2">g</text:span><text:span text:style-name="T2">ht </text:span><text:span text:style-name="T2">th</text:span><text:span text:style-name="T2">e </text:span><text:span text:style-name="T2">d</text:span><text:span text:style-name="T2">at</text:span><text:span text:style-name="T2">a, </text:span><text:span text:style-name="T2">c</text:span><text:span text:style-name="T2">o</text:span><text:span text:style-name="T2">m</text:span><text:span text:style-name="T2">p</text:span><text:span text:style-name="T2">ar</text:span><text:span text:style-name="T2">in</text:span><text:span text:style-name="T2">g </text:span><text:span text:style-name="T2">a</text:span><text:span text:style-name="T2">dj</text:span><text:span text:style-name="T2">a</text:span><text:span text:style-name="T2">c</text:span><text:span text:style-name="T2">e</text:span><text:span text:style-name="T2">nt </text:span><text:span text:style-name="T2">el</text:span><text:span text:style-name="T2">e</text:span><text:span text:style-name="T2">m</text:span><text:span text:style-name="T2">e</text:span><text:span text:style-name="T2">nt</text:span><text:span text:style-name="T2">s, </text:span><text:span text:style-name="T2">a</text:span><text:span text:style-name="T2">n</text:span><text:span text:style-name="T2">d </text:span><text:span text:style-name="T2">s</text:span><text:span text:style-name="T2">w</text:span><text:span text:style-name="T2">a</text:span><text:span text:style-name="T2">p </text:span><text:span text:style-name="T2">th</text:span><text:span text:style-name="T2">e</text:span><text:span text:style-name="T2">m </text:span></text:p>
            <text:p text:style-name="P2"><text:span text:style-name="T2"><text:s text:c="4"/></text:span><text:span text:style-name="T2">if </text:span><text:span text:style-name="T2">th</text:span><text:span text:style-name="T2">e</text:span><text:span text:style-name="T2">y </text:span><text:span text:style-name="T2">ar</text:span><text:span text:style-name="T2">e </text:span><text:span text:style-name="T2">in </text:span><text:span text:style-name="T2">th</text:span><text:span text:style-name="T2">e </text:span><text:span text:style-name="T2">w</text:span><text:span text:style-name="T2">ro</text:span><text:span text:style-name="T2">n</text:span><text:span text:style-name="T2">g </text:span><text:span text:style-name="T2">or</text:span><text:span text:style-name="T2">d</text:span><text:span text:style-name="T2">er</text:span></text:p>
            <text:p text:style-name="P2"><text:span text:style-name="T4"/></text:p>
            <text:p text:style-name="P2"><text:span text:style-name="T2">- </text:span><text:span text:style-name="T5">S</text:span><text:span text:style-name="T5">el</text:span><text:span text:style-name="T5">e</text:span><text:span text:style-name="T5">ct</text:span><text:span text:style-name="T5">io</text:span><text:span text:style-name="T5">n</text:span></text:p>
            <text:p text:style-name="P2"><text:span text:style-name="T2"><text:s text:c="2"/></text:span><text:span text:style-name="T2">- </text:span><text:span text:style-name="T2">Di</text:span><text:span text:style-name="T2">vi</text:span><text:span text:style-name="T2">d</text:span><text:span text:style-name="T2">e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p</text:span><text:span text:style-name="T2">ar</text:span><text:span text:style-name="T2">ts</text:span><text:span text:style-name="T2">: </text:span><text:span text:style-name="T2">s</text:span><text:span text:style-name="T2">or</text:span><text:span text:style-name="T2">te</text:span><text:span text:style-name="T2">d </text:span><text:span text:style-name="T2">a</text:span><text:span text:style-name="T2">n</text:span><text:span text:style-name="T2">d </text:span><text:span text:style-name="T2">u</text:span><text:span text:style-name="T2">n</text:span><text:span text:style-name="T2">s</text:span><text:span text:style-name="T2">or</text:span><text:span text:style-name="T2">te</text:span><text:span text:style-name="T2">d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</text:span><text:span text:style-name="T2">el</text:span><text:span text:style-name="T2">e</text:span><text:span text:style-name="T2">ct</text:span><text:span text:style-name="T2">s </text:span><text:span text:style-name="T2">th</text:span><text:span text:style-name="T2">e </text:span><text:span text:style-name="T2">s</text:span><text:span text:style-name="T2">m</text:span><text:span text:style-name="T2">al</text:span><text:span text:style-name="T2">le</text:span><text:span text:style-name="T2">st </text:span><text:span text:style-name="T2">(o</text:span><text:span text:style-name="T2">r </text:span><text:span text:style-name="T2">la</text:span><text:span text:style-name="T2">rg</text:span><text:span text:style-name="T2">e</text:span><text:span text:style-name="T2">st</text:span><text:span text:style-name="T2">) 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u</text:span><text:span text:style-name="T2">n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 </text:span><text:span text:style-name="T2">a</text:span><text:span text:style-name="T2">n</text:span><text:span text:style-name="T2">d</text:span></text:p>
            <text:p text:style-name="P2"><text:span text:style-name="T2"><text:s text:c="4"/></text:span><text:span text:style-name="T2">M</text:span><text:span text:style-name="T2">o</text:span><text:span text:style-name="T2">v</text:span><text:span text:style-name="T2">e </text:span><text:span text:style-name="T2">to </text:span><text:span text:style-name="T2">th</text:span><text:span text:style-name="T2">e 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</text:span></text:p>
            <text:p text:style-name="P2"><text:span text:style-name="T4"/></text:p>
            <text:p text:style-name="P2"><text:span text:style-name="T2">- </text:span><text:span text:style-name="T5">In</text:span><text:span text:style-name="T5">s</text:span><text:span text:style-name="T5">er</text:span><text:span text:style-name="T5">ti</text:span><text:span text:style-name="T5">o</text:span><text:span text:style-name="T5">n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fi</text:span><text:span text:style-name="T2">n</text:span><text:span text:style-name="T2">d </text:span><text:span text:style-name="T2">th</text:span><text:span text:style-name="T2">e </text:span><text:span text:style-name="T2">c</text:span><text:span text:style-name="T2">or</text:span><text:span text:style-name="T2">re</text:span><text:span text:style-name="T2">ct </text:span><text:span text:style-name="T2">p</text:span><text:span text:style-name="T2">o</text:span><text:span text:style-name="T2">si</text:span><text:span text:style-name="T2">ti</text:span><text:span text:style-name="T2">o</text:span><text:span text:style-name="T2">n </text:span><text:span text:style-name="T2">fo</text:span><text:span text:style-name="T2">r </text:span><text:span text:style-name="T2">n</text:span><text:span text:style-name="T2">e</text:span><text:span text:style-name="T2">w </text:span><text:span text:style-name="T2">el</text:span><text:span text:style-name="T2">e</text:span><text:span text:style-name="T2">m</text:span><text:span text:style-name="T2">e</text:span><text:span text:style-name="T2">nt</text:span><text:span text:style-name="T2">s, </text:span><text:span text:style-name="T2">m</text:span><text:span text:style-name="T2">o</text:span><text:span text:style-name="T2">vi</text:span><text:span text:style-name="T2">n</text:span><text:span text:style-name="T2">g </text:span><text:span text:style-name="T2">th</text:span><text:span text:style-name="T2">e </text:span><text:span text:style-name="T2">e</text:span><text:span text:style-name="T2">xi</text:span><text:span text:style-name="T2">st</text:span><text:span text:style-name="T2">in</text:span><text:span text:style-name="T2">g </text:span><text:span text:style-name="T2">el</text:span><text:span text:style-name="T2">e</text:span><text:span text:style-name="T2">m</text:span><text:span text:style-name="T2">e</text:span><text:span text:style-name="T2">nt</text:span><text:span text:style-name="T2">s</text:span></text:p>
            <text:p text:style-name="P2"><text:span text:style-name="T2"><text:s text:c="4"/></text:span><text:span text:style-name="T2">T</text:span><text:span text:style-name="T2">o </text:span><text:span text:style-name="T2">o</text:span><text:span text:style-name="T2">p</text:span><text:span text:style-name="T2">e</text:span><text:span text:style-name="T2">n </text:span><text:span text:style-name="T2">s</text:span><text:span text:style-name="T2">p</text:span><text:span text:style-name="T2">a</text:span><text:span text:style-name="T2">c</text:span><text:span text:style-name="T2">e </text:span><text:span text:style-name="T2">fo</text:span><text:span text:style-name="T2">r </text:span><text:span text:style-name="T2">n</text:span><text:span text:style-name="T2">e</text:span><text:span text:style-name="T2">w </text:span><text:span text:style-name="T2">el</text:span><text:span text:style-name="T2">e</text:span><text:span text:style-name="T2">m</text:span><text:span text:style-name="T2">e</text:span><text:span text:style-name="T2">nt</text:span><text:span text:style-name="T2">s</text:span></text:p>
            <text:p text:style-name="P2"><text:span text:style-name="T4"/></text:p>
            <text:p text:style-name="P2"><text:span text:style-name="T2">- </text:span><text:span text:style-name="T5">Q</text:span><text:span text:style-name="T5">ui</text:span><text:span text:style-name="T5">c</text:span><text:span text:style-name="T5">k</text:span><text:span text:style-name="T2"> </text:span><text:span text:style-name="T2">(</text:span><text:span text:style-name="T2">Di</text:span><text:span text:style-name="T2">vi</text:span><text:span text:style-name="T2">d</text:span><text:span text:style-name="T2">e </text:span><text:span text:style-name="T2">a</text:span><text:span text:style-name="T2">n</text:span><text:span text:style-name="T2">d </text:span><text:span text:style-name="T2">c</text:span><text:span text:style-name="T2">o</text:span><text:span text:style-name="T2">n</text:span><text:span text:style-name="T2">q</text:span><text:span text:style-name="T2">u</text:span><text:span text:style-name="T2">er</text:span></text:p>
            <text:p text:style-name="P2"><text:span text:style-name="T2"><text:s text:c="2"/></text:span><text:span text:style-name="T2">- </text:span><text:span text:style-name="T2">Pi</text:span><text:span text:style-name="T2">c</text:span><text:span text:style-name="T2">k</text:span><text:span text:style-name="T2">s </text:span><text:span text:style-name="T2">a </text:span><text:span text:style-name="T2">pi</text:span><text:span text:style-name="T2">v</text:span><text:span text:style-name="T2">ot </text:span><text:span text:style-name="T2">el</text:span><text:span text:style-name="T2">e</text:span><text:span text:style-name="T2">m</text:span><text:span text:style-name="T2">e</text:span><text:span text:style-name="T2">nt</text:span><text:span text:style-name="T2">, </text:span><text:span text:style-name="T2">p</text:span><text:span text:style-name="T2">ar</text:span><text:span text:style-name="T2">tit</text:span><text:span text:style-name="T2">io</text:span><text:span text:style-name="T2">n</text:span><text:span text:style-name="T2">s </text:span><text:span text:style-name="T2">th</text:span><text:span text:style-name="T2">e </text:span><text:span text:style-name="T2">d</text:span><text:span text:style-name="T2">at</text:span><text:span text:style-name="T2">a </text:span><text:span text:style-name="T2">ar</text:span><text:span text:style-name="T2">o</text:span><text:span text:style-name="T2">u</text:span><text:span text:style-name="T2">n</text:span><text:span text:style-name="T2">d </text:span><text:span text:style-name="T2">th</text:span><text:span text:style-name="T2">e </text:span><text:span text:style-name="T2">pi</text:span><text:span text:style-name="T2">v</text:span><text:span text:style-name="T2">ot</text:span><text:span text:style-name="T2">, </text:span><text:span text:style-name="T2">a</text:span><text:span text:style-name="T2">n</text:span><text:span text:style-name="T2">d </text:span><text:span text:style-name="T2">re</text:span><text:span text:style-name="T2">c</text:span><text:span text:style-name="T2">ur</text:span><text:span text:style-name="T2">si</text:span><text:span text:style-name="T2">v</text:span><text:span text:style-name="T2">el</text:span><text:span text:style-name="T2">y </text:span><text:span text:style-name="T2">s</text:span><text:span text:style-name="T2">or</text:span><text:span text:style-name="T2">t </text:span><text:span text:style-name="T2">th</text:span><text:span text:style-name="T2">e</text:span></text:p>
            <text:p text:style-name="P2"><text:span text:style-name="T2"><text:s text:c="4"/></text:span><text:span text:style-name="T2">p</text:span><text:span text:style-name="T2">ar</text:span><text:span text:style-name="T2">tit</text:span><text:span text:style-name="T2">io</text:span><text:span text:style-name="T2">n</text:span><text:span text:style-name="T2">s</text:span></text:p>
            <text:p text:style-name="P2"><text:span text:style-name="T4"/></text:p>
            <text:p text:style-name="P2"><text:span text:style-name="T2">- </text:span><text:span text:style-name="T5">M</text:span><text:span text:style-name="T5">er</text:span><text:span text:style-name="T5">g</text:span><text:span text:style-name="T5">e</text:span><text:span text:style-name="T2"> </text:span><text:span text:style-name="T2">(d</text:span><text:span text:style-name="T2">ivi</text:span><text:span text:style-name="T2">d</text:span><text:span text:style-name="T2">e </text:span><text:span text:style-name="T2">a</text:span><text:span text:style-name="T2">n</text:span><text:span text:style-name="T2">d </text:span><text:span text:style-name="T2">c</text:span><text:span text:style-name="T2">o</text:span><text:span text:style-name="T2">n</text:span><text:span text:style-name="T2">q</text:span><text:span text:style-name="T2">u</text:span><text:span text:style-name="T2">er</text:span><text:span text:style-name="T2">)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c</text:span><text:span text:style-name="T2">ur</text:span><text:span text:style-name="T2">si</text:span><text:span text:style-name="T2">v</text:span><text:span text:style-name="T2">el</text:span><text:span text:style-name="T2">y, </text:span><text:span text:style-name="T2">di</text:span><text:span text:style-name="T2">vi</text:span><text:span text:style-name="T2">d</text:span><text:span text:style-name="T2">e</text:span><text:span text:style-name="T2">s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h</text:span><text:span text:style-name="T2">al</text:span><text:span text:style-name="T2">v</text:span><text:span text:style-name="T2">e</text:span><text:span text:style-name="T2">s, </text:span><text:span text:style-name="T2">s</text:span><text:span text:style-name="T2">or</text:span><text:span text:style-name="T2">t </text:span><text:span text:style-name="T2">e</text:span><text:span text:style-name="T2">a</text:span><text:span text:style-name="T2">c</text:span><text:span text:style-name="T2">h </text:span><text:span text:style-name="T2">h</text:span><text:span text:style-name="T2">al</text:span><text:span text:style-name="T2">f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m</text:span><text:span text:style-name="T2">er</text:span><text:span text:style-name="T2">g</text:span><text:span text:style-name="T2">e </text:span><text:span text:style-name="T2">th</text:span><text:span text:style-name="T2">e</text:span></text:p>
            <text:p text:style-name="P2"><text:span text:style-name="T2"><text:s text:c="4"/></text:span><text:span text:style-name="T2">s</text:span><text:span text:style-name="T2">or</text:span><text:span text:style-name="T2">te</text:span><text:span text:style-name="T2">d </text:span><text:span text:style-name="T2">h</text:span><text:span text:style-name="T2">al</text:span><text:span text:style-name="T2">v</text:span><text:span text:style-name="T2">e</text:span><text:span text:style-name="T2">s</text:span></text:p>
            <text:p text:style-name="P2"><text:span text:style-name="T4"/></text:p>
            <text:p text:style-name="P2"><text:span text:style-name="T2">- </text:span><text:span text:style-name="T5">H</text:span><text:span text:style-name="T5">e</text:span><text:span text:style-name="T5">a</text:span><text:span text:style-name="T5">p</text:span></text:p>
            <text:p text:style-name="P2"><text:span text:style-name="T2"><text:s text:c="2"/></text:span><text:span text:style-name="T2">- </text:span><text:span text:style-name="T2">U</text:span><text:span text:style-name="T2">tili</text:span><text:span text:style-name="T2">z</text:span><text:span text:style-name="T2">e</text:span><text:span text:style-name="T2">s </text:span><text:span text:style-name="T2">a </text:span><text:span text:style-name="T2">bi</text:span><text:span text:style-name="T2">n</text:span><text:span text:style-name="T2">ar</text:span><text:span text:style-name="T2">y </text:span><text:span text:style-name="T2">h</text:span><text:span text:style-name="T2">e</text:span><text:span text:style-name="T2">a</text:span><text:span text:style-name="T2">p </text:span><text:span text:style-name="T2">d</text:span><text:span text:style-name="T2">at</text:span><text:span text:style-name="T2">a </text:span><text:span text:style-name="T2">st</text:span><text:span text:style-name="T2">ru</text:span><text:span text:style-name="T2">ct</text:span><text:span text:style-name="T2">ur</text:span><text:span text:style-name="T2">e</text:span></text:p>
            <text:p text:style-name="P2"><text:span text:style-name="T2"><text:s text:c="2"/></text:span><text:span text:style-name="T2">- </text:span><text:span text:style-name="T2">B</text:span><text:span text:style-name="T2">ui</text:span><text:span text:style-name="T2">ld</text:span><text:span text:style-name="T2">s </text:span><text:span text:style-name="T2">a </text:span><text:span text:style-name="T2">m</text:span><text:span text:style-name="T2">a</text:span><text:span text:style-name="T2">x </text:span><text:span text:style-name="T2">h</text:span><text:span text:style-name="T2">e</text:span><text:span text:style-name="T2">a</text:span><text:span text:style-name="T2">p </text:span><text:span text:style-name="T2">fr</text:span><text:span text:style-name="T2">o</text:span><text:span text:style-name="T2">m </text:span><text:span text:style-name="T2">th</text:span><text:span text:style-name="T2">e </text:span><text:span text:style-name="T2">in</text:span><text:span text:style-name="T2">p</text:span><text:span text:style-name="T2">ut </text:span><text:span text:style-name="T2">d</text:span><text:span text:style-name="T2">at</text:span><text:span text:style-name="T2">a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r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e</text:span><text:span text:style-name="T2">xt</text:span><text:span text:style-name="T2">ra</text:span><text:span text:style-name="T2">ct</text:span><text:span text:style-name="T2">s </text:span><text:span text:style-name="T2">th</text:span><text:span text:style-name="T2">e </text:span><text:span text:style-name="T2">m</text:span><text:span text:style-name="T2">a</text:span><text:span text:style-name="T2">x</text:span></text:p>
            <text:p text:style-name="P2"><text:span text:style-name="T2"><text:s text:c="4"/>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h</text:span><text:span text:style-name="T2">e</text:span><text:span text:style-name="T2">a</text:span><text:span text:style-name="T2">p </text:span><text:span text:style-name="T2">a</text:span><text:span text:style-name="T2">n</text:span><text:span text:style-name="T2">d </text:span><text:span text:style-name="T2">a</text:span><text:span text:style-name="T2">d</text:span><text:span text:style-name="T2">d </text:span><text:span text:style-name="T2">to </text:span><text:span text:style-name="T2">th</text:span><text:span text:style-name="T2">e </text:span><text:span text:style-name="T2">e</text:span><text:span text:style-name="T2">n</text:span><text:span text:style-name="T2">d </text:span><text:span text:style-name="T2">of </text:span><text:span text:style-name="T2">th</text:span><text:span text:style-name="T2">e </text:span><text:span text:style-name="T2">d</text:span><text:span text:style-name="T2">at</text:span><text:span text:style-name="T2">a.</text:span></text:p>
            <text:p text:style-name="P2"><text:span text:style-name="T4"/></text:p>
            <text:p text:style-name="P2"><text:span text:style-name="T5">- </text:span><text:span text:style-name="T5">Is </text:span><text:span text:style-name="T5">p</text:span><text:span text:style-name="T5">o</text:span><text:span text:style-name="T5">s</text:span><text:span text:style-name="T5">si</text:span><text:span text:style-name="T5">bl</text:span><text:span text:style-name="T5">e </text:span><text:span text:style-name="T5">to </text:span><text:span text:style-name="T5">s</text:span><text:span text:style-name="T5">o</text:span><text:span text:style-name="T5">rt </text:span><text:span text:style-name="T5">in </text:span><text:span text:style-name="T5">O</text:span><text:span text:style-name="T5">(</text:span><text:span text:style-name="T5">N</text:span><text:span text:style-name="T5">)?</text:span></text:p>
          </draw:text-box>
        </draw:frame>
      </draw:page>
      <draw:page draw:name="page2" draw:style-name="dp1" draw:master-page-name="Default">
        <draw:custom-shape draw:style-name="gr2" draw:text-style-name="P5" draw:layer="layout" svg:width="0.97cm" svg:height="0.999cm" svg:x="25.46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032cm">
          <text:p text:style-name="P4"><text:span text:style-name="T6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032cm">
          <text:p text:style-name="P4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5.475cm" svg:y="5.432cm">
          <text:p text:style-name="P6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3.542cm" svg:y="5.432cm">
          <text:p text:style-name="P6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0.678cm" svg:y="5.432cm">
          <text:p text:style-name="P6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8.755cm" svg:y="5.432cm">
          <text:p text:style-name="P6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6.868cm" svg:y="5.432cm">
          <text:p text:style-name="P6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4.017cm" svg:y="5.432cm">
          <text:p text:style-name="P6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3.058cm" svg:y="5.432cm">
          <text:p text:style-name="P6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0.189cm" svg:y="5.432cm">
          <text:p text:style-name="P6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7.296cm" svg:y="5.432cm">
          <text:p text:style-name="P6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5.409cm" svg:y="5.432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.523cm" svg:y="5.432cm">
          <text:p text:style-name="P6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7cm" svg:height="0.962cm" svg:x="1.061cm" svg:y="1cm">
          <draw:text-box>
            <text:p>Bubble Sort</text:p>
          </draw:text-box>
        </draw:frame>
        <draw:frame draw:style-name="gr6" draw:text-style-name="P9" draw:layer="layout" svg:width="25.4cm" svg:height="1.362cm" svg:x="1.317cm" svg:y="2.27cm">
          <draw:text-box>
            <text:p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t</text:span><text:span text:style-name="T2">e</text:span><text:span text:style-name="T2">p</text:span><text:span text:style-name="T2">s </text:span><text:span text:style-name="T2">th</text:span><text:span text:style-name="T2">o</text:span><text:span text:style-name="T2">u</text:span><text:span text:style-name="T2">g</text:span><text:span text:style-name="T2">ht </text:span><text:span text:style-name="T2">th</text:span><text:span text:style-name="T2">e </text:span><text:span text:style-name="T2">d</text:span><text:span text:style-name="T2">at</text:span><text:span text:style-name="T2">a, </text:span><text:span text:style-name="T2">c</text:span><text:span text:style-name="T2">o</text:span><text:span text:style-name="T2">m</text:span><text:span text:style-name="T2">p</text:span><text:span text:style-name="T2">ar</text:span><text:span text:style-name="T2">in</text:span><text:span text:style-name="T2">g </text:span><text:span text:style-name="T2">a</text:span><text:span text:style-name="T2">dj</text:span><text:span text:style-name="T2">a</text:span><text:span text:style-name="T2">c</text:span><text:span text:style-name="T2">e</text:span><text:span text:style-name="T2">nt </text:span><text:span text:style-name="T2">el</text:span><text:span text:style-name="T2">e</text:span><text:span text:style-name="T2">m</text:span><text:span text:style-name="T2">e</text:span><text:span text:style-name="T2">nt</text:span><text:span text:style-name="T2">s, </text:span><text:span text:style-name="T2">a</text:span><text:span text:style-name="T2">n</text:span><text:span text:style-name="T2">d </text:span><text:span text:style-name="T2">s</text:span><text:span text:style-name="T2">w</text:span><text:span text:style-name="T2">a</text:span><text:span text:style-name="T2">p </text:span><text:span text:style-name="T2">th</text:span><text:span text:style-name="T2">e</text:span><text:span text:style-name="T2">m </text:span><text:span text:style-name="T2">if </text:span><text:span text:style-name="T2">th</text:span><text:span text:style-name="T2">e</text:span><text:span text:style-name="T2">y </text:span><text:span text:style-name="T2">ar</text:span><text:span text:style-name="T2">e </text:span><text:span text:style-name="T2">in </text:span><text:span text:style-name="T2">th</text:span><text:span text:style-name="T2">e </text:span><text:span text:style-name="T2">w</text:span><text:span text:style-name="T2">ro</text:span><text:span text:style-name="T2">n</text:span><text:span text:style-name="T2">g </text:span><text:span text:style-name="T2">or</text:span><text:span text:style-name="T2">d</text:span><text:span text:style-name="T2">er</text:span></text:p>
          </draw:text-box>
        </draw:frame>
        <draw:custom-shape draw:style-name="gr7" draw:text-style-name="P11" draw:layer="layout" svg:width="1.27cm" svg:height="1.587cm" svg:x="1.317cm" svg:y="7.033cm">
          <text:p text:style-name="P10">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11.403cm" svg:height="2.384cm" svg:x="1.662cm" svg:y="11.795cm">
          <draw:text-box>
            <text:p><text:s text:c="2"/>if array[i] &gt; array[i+1]</text:p>
            <text:p><text:s text:c="3"/><text:s/>swap(i, i+1)</text:p>
            <text:p><text:s text:c="2"/>i++</text:p>
          </draw:text-box>
        </draw:frame>
        <draw:custom-shape draw:style-name="gr9" draw:text-style-name="P12" draw:layer="layout" svg:width="0.953cm" svg:height="1.27cm" svg:x="24.495cm" svg:y="3.8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0.853cm" svg:height="0.962cm" svg:x="3.857cm" svg:y="7.8cm">
          <draw:text-box>
            <text:p>0</text:p>
          </draw:text-box>
        </draw:frame>
      </draw:page>
      <draw:page draw:name="page3" draw:style-name="dp1" draw:master-page-name="Default">
        <draw:custom-shape draw:style-name="gr11" draw:text-style-name="P13" draw:layer="layout" svg:width="0.97cm" svg:height="0.999cm" svg:x="25.46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9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542cm" svg:y="6.7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572cm" svg:y="6.7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637cm" svg:y="6.7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667cm" svg:y="6.7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714cm" svg:y="6.7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755cm" svg:y="6.7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827cm" svg:y="6.7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868cm" svg:y="6.7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904cm" svg:y="6.7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945cm" svg:y="6.7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017cm" svg:y="6.7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058cm" svg:y="6.7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094cm" svg:y="6.7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135cm" svg:y="6.7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18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21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266cm" svg:y="6.7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296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379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5.409cm" svg:y="6.7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45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48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523cm" svg:y="6.7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564cm" svg:y="6.7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97cm" svg:height="0.52cm" svg:x="25.475cm" svg:y="6.1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1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0.97cm" svg:height="0.52cm" svg:x="23.542cm" svg:y="6.1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1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1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0.97cm" svg:height="0.52cm" svg:x="20.678cm" svg:y="6.1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1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0.97cm" svg:height="0.52cm" svg:x="18.755cm" svg:y="6.1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1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0.97cm" svg:height="0.52cm" svg:x="16.868cm" svg:y="6.1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1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1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0.97cm" svg:height="0.52cm" svg:x="14.017cm" svg:y="6.1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0.97cm" svg:height="0.52cm" svg:x="13.058cm" svg:y="6.1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1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1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0.97cm" svg:height="0.52cm" svg:x="10.189cm" svg:y="6.1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1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1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0.97cm" svg:height="0.52cm" svg:x="7.296cm" svg:y="6.1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1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0.97cm" svg:height="0.52cm" svg:x="5.409cm" svg:y="6.1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1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1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0.97cm" svg:height="0.52cm" svg:x="2.523cm" svg:y="6.1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1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4.452cm" svg:height="0.962cm" svg:x="1.061cm" svg:y="1cm">
          <draw:text-box>
            <text:p>Selection Sort</text:p>
          </draw:text-box>
        </draw:frame>
        <draw:frame draw:style-name="gr24" draw:text-style-name="P9" draw:layer="layout" svg:width="25.717cm" svg:height="1.917cm" svg:x="1cm" svg:y="1.94cm">
          <draw:text-box>
            <text:p><text:span text:style-name="T2">- </text:span><text:span text:style-name="T2">Di</text:span><text:span text:style-name="T2">vi</text:span><text:span text:style-name="T2">d</text:span><text:span text:style-name="T2">e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p</text:span><text:span text:style-name="T2">ar</text:span><text:span text:style-name="T2">ts</text:span><text:span text:style-name="T2">: </text:span><text:span text:style-name="T2">s</text:span><text:span text:style-name="T2">or</text:span><text:span text:style-name="T2">te</text:span><text:span text:style-name="T2">d </text:span><text:span text:style-name="T2">a</text:span><text:span text:style-name="T2">n</text:span><text:span text:style-name="T2">d </text:span><text:span text:style-name="T2">u</text:span><text:span text:style-name="T2">n</text:span><text:span text:style-name="T2">s</text:span><text:span text:style-name="T2">or</text:span><text:span text:style-name="T2">te</text:span><text:span text:style-name="T2">d</text:span></text:p>
            <text:p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</text:span><text:span text:style-name="T2">el</text:span><text:span text:style-name="T2">e</text:span><text:span text:style-name="T2">ct</text:span><text:span text:style-name="T2">s </text:span><text:span text:style-name="T2">th</text:span><text:span text:style-name="T2">e </text:span><text:span text:style-name="T2">s</text:span><text:span text:style-name="T2">m</text:span><text:span text:style-name="T2">al</text:span><text:span text:style-name="T2">le</text:span><text:span text:style-name="T2">st </text:span><text:span text:style-name="T2">(o</text:span><text:span text:style-name="T2">r </text:span><text:span text:style-name="T2">la</text:span><text:span text:style-name="T2">rg</text:span><text:span text:style-name="T2">e</text:span><text:span text:style-name="T2">st</text:span><text:span text:style-name="T2">) 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u</text:span><text:span text:style-name="T2">n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 </text:span><text:span text:style-name="T2">a</text:span><text:span text:style-name="T2">n</text:span><text:span text:style-name="T2">d </text:span><text:span text:style-name="T2">m</text:span><text:span text:style-name="T2">o</text:span><text:span text:style-name="T2">v</text:span><text:span text:style-name="T2">e </text:span><text:span text:style-name="T2">to </text:span><text:span text:style-name="T2">th</text:span><text:span text:style-name="T2">e 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</text:span></text:p>
          </draw:text-box>
        </draw:frame>
        <draw:custom-shape draw:style-name="gr7" draw:text-style-name="P11" draw:layer="layout" svg:width="1.27cm" svg:height="1.588cm" svg:x="1.317cm" svg:y="4.809cm">
          <text:p text:style-name="P10">i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1" draw:layer="layout" svg:width="1.27cm" svg:height="1.387cm" svg:x="2.287cm" svg:y="7.985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" draw:layer="layout" svg:width="8.071cm" svg:height="1.673cm" svg:x="11.45cm" svg:y="11.257cm">
          <draw:text-box>
            <text:p>If array[j] &lt; array[minIndex]</text:p>
            <text:p><text:s text:c="2"/>minIndex = j</text:p>
          </draw:text-box>
        </draw:frame>
        <draw:custom-shape draw:style-name="gr27" draw:text-style-name="P11" draw:layer="layout" svg:width="1.905cm" svg:height="4.763cm" svg:x="1.017cm" svg:y="8.102cm">
          <text:p text:style-name="P10">mi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" draw:text-style-name="P5" draw:layer="layout" svg:width="0.97cm" svg:height="0.999cm" svg:x="25.465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7.3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7.3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7.3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7.3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7.3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7.3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7.3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7.3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7.3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7.3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7.3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7.3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7.3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7.3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7.3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7.3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7.3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97cm" svg:height="0.52cm" svg:x="25.475cm" svg:y="6.7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7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0.97cm" svg:height="0.52cm" svg:x="23.542cm" svg:y="6.7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7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7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0.97cm" svg:height="0.52cm" svg:x="20.678cm" svg:y="6.7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7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0.97cm" svg:height="0.52cm" svg:x="18.755cm" svg:y="6.7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7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0.97cm" svg:height="0.52cm" svg:x="16.868cm" svg:y="6.7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7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7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0.97cm" svg:height="0.52cm" svg:x="14.017cm" svg:y="6.7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97cm" svg:height="0.52cm" svg:x="13.058cm" svg:y="6.7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7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7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97cm" svg:height="0.52cm" svg:x="10.189cm" svg:y="6.7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7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7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0.97cm" svg:height="0.52cm" svg:x="7.296cm" svg:y="6.7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7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0.97cm" svg:height="0.52cm" svg:x="5.409cm" svg:y="6.7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7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7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0.97cm" svg:height="0.52cm" svg:x="2.523cm" svg:y="6.7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7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" draw:layer="layout" svg:width="4.278cm" svg:height="0.962cm" svg:x="1.061cm" svg:y="1cm">
          <draw:text-box>
            <text:p>Insertion Sort</text:p>
          </draw:text-box>
        </draw:frame>
        <draw:frame draw:style-name="gr40" draw:text-style-name="P9" draw:layer="layout" svg:width="25.717cm" svg:height="3.748cm" svg:x="1cm" svg:y="1.697cm">
          <draw:text-box>
            <text:p><text:span text:style-name="T2">- </text:span><text:span text:style-name="T2">Vi</text:span><text:span text:style-name="T2">si</text:span><text:span text:style-name="T2">t </text:span><text:span text:style-name="T2">e</text:span><text:span text:style-name="T2">a</text:span><text:span text:style-name="T2">c</text:span><text:span text:style-name="T2">h </text:span><text:span text:style-name="T2">in</text:span><text:span text:style-name="T2">d</text:span><text:span text:style-name="T2">e</text:span><text:span text:style-name="T2">x </text:span><text:span text:style-name="T2">st</text:span><text:span text:style-name="T2">ar</text:span><text:span text:style-name="T2">ti</text:span><text:span text:style-name="T2">n</text:span><text:span text:style-name="T2">g </text:span><text:span text:style-name="T2">fr</text:span><text:span text:style-name="T2">o</text:span><text:span text:style-name="T2">m </text:span><text:span text:style-name="T2">th</text:span><text:span text:style-name="T2">e </text:span><text:span text:style-name="T2">s</text:span><text:span text:style-name="T2">e</text:span><text:span text:style-name="T2">c</text:span><text:span text:style-name="T2">o</text:span><text:span text:style-name="T2">n</text:span><text:span text:style-name="T2">d </text:span><text:span text:style-name="T2">o</text:span><text:span text:style-name="T2">n</text:span><text:span text:style-name="T2">e</text:span></text:p>
            <text:p><text:span text:style-name="T2"><text:s text:c="2"/></text:span><text:span text:style-name="T2">- </text:span><text:span text:style-name="T2">F</text:span><text:span text:style-name="T2">or </text:span><text:span text:style-name="T2">e</text:span><text:span text:style-name="T2">a</text:span><text:span text:style-name="T2">c</text:span><text:span text:style-name="T2">h </text:span><text:span text:style-name="T2">in</text:span><text:span text:style-name="T2">d</text:span><text:span text:style-name="T2">e</text:span><text:span text:style-name="T2">x </text:span><text:span text:style-name="T2">c</text:span><text:span text:style-name="T2">o</text:span><text:span text:style-name="T2">p</text:span><text:span text:style-name="T2">y </text:span><text:span text:style-name="T2">th</text:span><text:span text:style-name="T2">e </text:span><text:span text:style-name="T2">it</text:span><text:span text:style-name="T2">s </text:span><text:span text:style-name="T2">v</text:span><text:span text:style-name="T2">al</text:span><text:span text:style-name="T2">u</text:span><text:span text:style-name="T2">e </text:span><text:span text:style-name="T2">to </text:span><text:span text:style-name="T2">a</text:span><text:span text:style-name="T2">n </text:span><text:span text:style-name="T2">v</text:span><text:span text:style-name="T2">ar</text:span><text:span text:style-name="T2">ia</text:span><text:span text:style-name="T2">bl</text:span><text:span text:style-name="T2">e </text:span><text:span text:style-name="T2">(c</text:span><text:span text:style-name="T2">ur</text:span><text:span text:style-name="T2">re</text:span><text:span text:style-name="T2">nt</text:span><text:span text:style-name="T2">)</text:span></text:p>
            <text:p><text:span text:style-name="T2"><text:s text:c="2"/></text:span><text:span text:style-name="T2">- </text:span><text:span text:style-name="T2">G</text:span><text:span text:style-name="T2">o </text:span><text:span text:style-name="T2">le</text:span><text:span text:style-name="T2">ft </text:span><text:span text:style-name="T2">m</text:span><text:span text:style-name="T2">o</text:span><text:span text:style-name="T2">vi</text:span><text:span text:style-name="T2">n</text:span><text:span text:style-name="T2">g </text:span><text:span text:style-name="T2">e</text:span><text:span text:style-name="T2">a</text:span><text:span text:style-name="T2">c</text:span><text:span text:style-name="T2">h </text:span><text:span text:style-name="T2">v</text:span><text:span text:style-name="T2">al</text:span><text:span text:style-name="T2">u</text:span><text:span text:style-name="T2">e </text:span><text:span text:style-name="T2">o</text:span><text:span text:style-name="T2">n</text:span><text:span text:style-name="T2">e </text:span><text:span text:style-name="T2">p</text:span><text:span text:style-name="T2">o</text:span><text:span text:style-name="T2">si</text:span><text:span text:style-name="T2">ti</text:span><text:span text:style-name="T2">o</text:span><text:span text:style-name="T2">n </text:span><text:span text:style-name="T2">to </text:span><text:span text:style-name="T2">th</text:span><text:span text:style-name="T2">e </text:span><text:span text:style-name="T2">ri</text:span><text:span text:style-name="T2">g</text:span><text:span text:style-name="T2">ht </text:span><text:span text:style-name="T2">w</text:span><text:span text:style-name="T2">hi</text:span><text:span text:style-name="T2">le </text:span><text:span text:style-name="T2">it </text:span><text:span text:style-name="T2">is </text:span><text:span text:style-name="T2">gr</text:span><text:span text:style-name="T2">e</text:span><text:span text:style-name="T2">at</text:span><text:span text:style-name="T2">er </text:span><text:span text:style-name="T2">th</text:span><text:span text:style-name="T2">a</text:span><text:span text:style-name="T2">n </text:span><text:span text:style-name="T2">th</text:span><text:span text:style-name="T2">e </text:span><text:span text:style-name="T2">c</text:span><text:span text:style-name="T2">o</text:span><text:span text:style-name="T2">pi</text:span><text:span text:style-name="T2">e</text:span><text:span text:style-name="T2">d </text:span><text:span text:style-name="T2">v</text:span><text:span text:style-name="T2">al</text:span><text:span text:style-name="T2">u</text:span><text:span text:style-name="T2">e</text:span></text:p>
            <text:p><text:span text:style-name="T2"><text:s text:c="2"/></text:span><text:span text:style-name="T2">- </text:span><text:span text:style-name="T2">W</text:span><text:span text:style-name="T2">h</text:span><text:span text:style-name="T2">e</text:span><text:span text:style-name="T2">n </text:span><text:span text:style-name="T2">th</text:span><text:span text:style-name="T2">er</text:span><text:span text:style-name="T2">e </text:span><text:span text:style-name="T2">is </text:span><text:span text:style-name="T2">n</text:span><text:span text:style-name="T2">o </text:span><text:span text:style-name="T2">s</text:span><text:span text:style-name="T2">m</text:span><text:span text:style-name="T2">al</text:span><text:span text:style-name="T2">le</text:span><text:span text:style-name="T2">r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or </text:span><text:span text:style-name="T2">y</text:span><text:span text:style-name="T2">o</text:span><text:span text:style-name="T2">u </text:span><text:span text:style-name="T2">re</text:span><text:span text:style-name="T2">a</text:span><text:span text:style-name="T2">c</text:span><text:span text:style-name="T2">h </text:span><text:span text:style-name="T2">th</text:span><text:span text:style-name="T2">e </text:span><text:span text:style-name="T2">b</text:span><text:span text:style-name="T2">e</text:span><text:span text:style-name="T2">gi</text:span><text:span text:style-name="T2">n </text:span><text:span text:style-name="T2">of </text:span><text:span text:style-name="T2">th</text:span><text:span text:style-name="T2">e </text:span><text:span text:style-name="T2">ar</text:span><text:span text:style-name="T2">ra</text:span><text:span text:style-name="T2">y </text:span><text:span text:style-name="T2">s</text:span><text:span text:style-name="T2">a</text:span><text:span text:style-name="T2">v</text:span><text:span text:style-name="T2">e </text:span><text:span text:style-name="T2">th</text:span><text:span text:style-name="T2">e </text:span><text:span text:style-name="T2">c</text:span><text:span text:style-name="T2">o</text:span><text:span text:style-name="T2">pi</text:span><text:span text:style-name="T2">e</text:span><text:span text:style-name="T2">d </text:span><text:span text:style-name="T2">v</text:span><text:span text:style-name="T2">al</text:span><text:span text:style-name="T2">u</text:span><text:span text:style-name="T2">e</text:span></text:p>
            <text:p><text:span text:style-name="T2"><text:s/></text:span><text:span text:style-name="T2"># </text:span><text:span text:style-name="T2">Li</text:span><text:span text:style-name="T2">k</text:span><text:span text:style-name="T2">e </text:span><text:span text:style-name="T2">th</text:span><text:span text:style-name="T2">e </text:span><text:span text:style-name="T2">pr</text:span><text:span text:style-name="T2">e</text:span><text:span text:style-name="T2">vi</text:span><text:span text:style-name="T2">o</text:span><text:span text:style-name="T2">u</text:span><text:span text:style-name="T2">s </text:span><text:span text:style-name="T2">t</text:span><text:span text:style-name="T2">w</text:span><text:span text:style-name="T2">o </text:span><text:span text:style-name="T2">al</text:span><text:span text:style-name="T2">g</text:span><text:span text:style-name="T2">or</text:span><text:span text:style-name="T2">it</text:span><text:span text:style-name="T2">h</text:span><text:span text:style-name="T2">m </text:span><text:span text:style-name="T2">o</text:span><text:span text:style-name="T2">n</text:span><text:span text:style-name="T2">e </text:span><text:span text:style-name="T2">s</text:span><text:span text:style-name="T2">e</text:span><text:span text:style-name="T2">s</text:span><text:span text:style-name="T2">si</text:span><text:span text:style-name="T2">o</text:span><text:span text:style-name="T2">n </text:span><text:span text:style-name="T2">of </text:span><text:span text:style-name="T2">th</text:span><text:span text:style-name="T2">e </text:span><text:span text:style-name="T2">ar</text:span><text:span text:style-name="T2">ra</text:span><text:span text:style-name="T2">y </text:span><text:span text:style-name="T2">wi</text:span><text:span text:style-name="T2">ll </text:span><text:span text:style-name="T2">b</text:span><text:span text:style-name="T2">e </text:span><text:span text:style-name="T2">s</text:span><text:span text:style-name="T2">or</text:span><text:span text:style-name="T2">te</text:span><text:span text:style-name="T2">d </text:span><text:span text:style-name="T2">w</text:span><text:span text:style-name="T2">hi</text:span><text:span text:style-name="T2">le </text:span><text:span text:style-name="T2">w</text:span><text:span text:style-name="T2">e </text:span><text:span text:style-name="T2">m</text:span><text:span text:style-name="T2">o</text:span><text:span text:style-name="T2">v</text:span><text:span text:style-name="T2">e </text:span><text:span text:style-name="T2">o</text:span><text:span text:style-name="T2">n </text:span><text:span text:style-name="T2">th</text:span><text:span text:style-name="T2">e </text:span><text:span text:style-name="T2">u</text:span><text:span text:style-name="T2">n</text:span><text:span text:style-name="T2">s</text:span><text:span text:style-name="T2">or</text:span><text:span text:style-name="T2">te</text:span><text:span text:style-name="T2">d </text:span><text:span text:style-name="T2">s</text:span><text:span text:style-name="T2">e</text:span><text:span text:style-name="T2">s</text:span><text:span text:style-name="T2">si</text:span><text:span text:style-name="T2">o</text:span><text:span text:style-name="T2">n</text:span></text:p>
            <text:p><text:span text:style-name="T2"/></text:p>
          </draw:text-box>
        </draw:frame>
        <draw:frame draw:style-name="gr41" draw:text-style-name="P3" draw:layer="layout" svg:width="2.475cm" svg:height="0.962cm" svg:x="1.47cm" svg:y="9.931cm">
          <draw:text-box>
            <text:p>current</text:p>
          </draw:text-box>
        </draw:frame>
        <draw:custom-shape draw:style-name="gr42" draw:text-style-name="P10" draw:layer="layout" svg:width="1.27cm" svg:height="0.953cm" svg:x="3.927cm" svg:y="10.002cm">
          <text:p text:style-name="P10">33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1.27cm" svg:height="0.952cm" svg:x="2.27cm" svg:y="5.763cm">
          <text:p text:style-name="P10">i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0" draw:layer="layout" svg:width="1.27cm" svg:height="0.952cm" svg:x="2.587cm" svg:y="8.62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" draw:text-style-name="P5" draw:layer="layout" svg:width="0.97cm" svg:height="0.999cm" svg:x="25.465cm" svg:y="6.1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1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1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1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1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1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1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1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1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1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1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1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1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1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1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1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1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1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5" draw:layer="layout" svg:width="0.97cm" svg:height="0.52cm" svg:x="25.475cm" svg:y="5.5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5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5" draw:layer="layout" svg:width="0.97cm" svg:height="0.52cm" svg:x="23.542cm" svg:y="5.5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5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5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0.97cm" svg:height="0.52cm" svg:x="20.678cm" svg:y="5.5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5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97cm" svg:height="0.52cm" svg:x="18.755cm" svg:y="5.5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5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0.97cm" svg:height="0.52cm" svg:x="16.868cm" svg:y="5.5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5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5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layout" svg:width="0.97cm" svg:height="0.52cm" svg:x="14.017cm" svg:y="5.5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0.97cm" svg:height="0.52cm" svg:x="13.058cm" svg:y="5.5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5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5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5" draw:layer="layout" svg:width="0.97cm" svg:height="0.52cm" svg:x="10.189cm" svg:y="5.5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5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5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0.97cm" svg:height="0.52cm" svg:x="7.296cm" svg:y="5.5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5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layout" svg:width="0.97cm" svg:height="0.52cm" svg:x="5.409cm" svg:y="5.5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5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5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5" draw:layer="layout" svg:width="0.97cm" svg:height="0.52cm" svg:x="2.523cm" svg:y="5.5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5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16" draw:layer="layout" svg:width="3.465cm" svg:height="0.962cm" svg:x="1.061cm" svg:y="1cm">
          <draw:text-box>
            <text:p><text:span text:style-name="T9">Q</text:span><text:span text:style-name="T9">u</text:span><text:span text:style-name="T9">ic</text:span><text:span text:style-name="T9">k </text:span><text:span text:style-name="T9">S</text:span><text:span text:style-name="T9">o</text:span><text:span text:style-name="T9">rt</text:span></text:p>
          </draw:text-box>
        </draw:frame>
        <draw:frame draw:style-name="gr6" draw:text-style-name="P17" draw:layer="layout" svg:width="25.09cm" svg:height="1.362cm" svg:x="1.31cm" svg:y="1.952cm">
          <draw:text-box>
            <text:p><text:span text:style-name="T2">- </text:span><text:span text:style-name="T2">Pi</text:span><text:span text:style-name="T2">c</text:span><text:span text:style-name="T2">k</text:span><text:span text:style-name="T2">s </text:span><text:span text:style-name="T2">a </text:span><text:span text:style-name="T2">pi</text:span><text:span text:style-name="T2">v</text:span><text:span text:style-name="T2">ot </text:span><text:span text:style-name="T2">el</text:span><text:span text:style-name="T2">e</text:span><text:span text:style-name="T2">m</text:span><text:span text:style-name="T2">e</text:span><text:span text:style-name="T2">nt</text:span><text:span text:style-name="T2">, </text:span><text:span text:style-name="T2">p</text:span><text:span text:style-name="T2">ar</text:span><text:span text:style-name="T2">tit</text:span><text:span text:style-name="T2">io</text:span><text:span text:style-name="T2">n</text:span><text:span text:style-name="T2">s </text:span><text:span text:style-name="T2">th</text:span><text:span text:style-name="T2">e </text:span><text:span text:style-name="T2">d</text:span><text:span text:style-name="T2">at</text:span><text:span text:style-name="T2">a </text:span><text:span text:style-name="T2">ar</text:span><text:span text:style-name="T2">o</text:span><text:span text:style-name="T2">u</text:span><text:span text:style-name="T2">n</text:span><text:span text:style-name="T2">d </text:span><text:span text:style-name="T2">th</text:span><text:span text:style-name="T2">e </text:span><text:span text:style-name="T2">pi</text:span><text:span text:style-name="T2">v</text:span><text:span text:style-name="T2">ot</text:span><text:span text:style-name="T2">, </text:span><text:span text:style-name="T2">a</text:span><text:span text:style-name="T2">n</text:span><text:span text:style-name="T2">d </text:span><text:span text:style-name="T2">re</text:span><text:span text:style-name="T2">c</text:span><text:span text:style-name="T2">ur</text:span><text:span text:style-name="T2">si</text:span><text:span text:style-name="T2">v</text:span><text:span text:style-name="T2">el</text:span><text:span text:style-name="T2">y </text:span><text:span text:style-name="T2">s</text:span><text:span text:style-name="T2">or</text:span><text:span text:style-name="T2">t </text:span><text:span text:style-name="T2">th</text:span><text:span text:style-name="T2">e </text:span><text:span text:style-name="T2">p</text:span><text:span text:style-name="T2">ar</text:span><text:span text:style-name="T2">tit</text:span><text:span text:style-name="T2">io</text:span><text:span text:style-name="T2">n</text:span><text:span text:style-name="T2">s</text:span></text:p>
          </draw:text-box>
        </draw:frame>
      </draw:page>
      <draw:page draw:name="page6" draw:style-name="dp1" draw:master-page-name="Default">
        <draw:custom-shape draw:style-name="gr2" draw:text-style-name="P5" draw:layer="layout" svg:width="0.97cm" svg:height="0.999cm" svg:x="25.465cm" svg:y="5.9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9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9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9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9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9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9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9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9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9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9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9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9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9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9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9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9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9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5" draw:layer="layout" svg:width="0.97cm" svg:height="0.52cm" svg:x="25.475cm" svg:y="5.3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3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5" draw:layer="layout" svg:width="0.97cm" svg:height="0.52cm" svg:x="23.542cm" svg:y="5.3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3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3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0.97cm" svg:height="0.52cm" svg:x="20.678cm" svg:y="5.3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3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5" draw:layer="layout" svg:width="0.97cm" svg:height="0.52cm" svg:x="18.755cm" svg:y="5.3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3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5" draw:layer="layout" svg:width="0.97cm" svg:height="0.52cm" svg:x="16.868cm" svg:y="5.3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3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3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5" draw:layer="layout" svg:width="0.97cm" svg:height="0.52cm" svg:x="14.017cm" svg:y="5.3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0.97cm" svg:height="0.52cm" svg:x="13.058cm" svg:y="5.3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3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3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layout" svg:width="0.97cm" svg:height="0.52cm" svg:x="10.189cm" svg:y="5.3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3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3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5" draw:layer="layout" svg:width="0.97cm" svg:height="0.52cm" svg:x="7.296cm" svg:y="5.3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3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0.97cm" svg:height="0.52cm" svg:x="5.409cm" svg:y="5.3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3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3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5" draw:layer="layout" svg:width="0.97cm" svg:height="0.52cm" svg:x="2.523cm" svg:y="5.3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3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3" draw:layer="layout" svg:width="3.639cm" svg:height="0.962cm" svg:x="1.061cm" svg:y="1cm">
          <draw:text-box>
            <text:p>Merge Sort</text:p>
          </draw:text-box>
        </draw:frame>
        <draw:frame draw:style-name="gr6" draw:text-style-name="P9" draw:layer="layout" svg:width="25.331cm" svg:height="1.362cm" svg:x="1.069cm" svg:y="1.952cm">
          <draw:text-box>
            <text:p><text:span text:style-name="T2">- </text:span><text:span text:style-name="T2">R</text:span><text:span text:style-name="T2">e</text:span><text:span text:style-name="T2">c</text:span><text:span text:style-name="T2">ur</text:span><text:span text:style-name="T2">si</text:span><text:span text:style-name="T2">v</text:span><text:span text:style-name="T2">el</text:span><text:span text:style-name="T2">y, </text:span><text:span text:style-name="T2">di</text:span><text:span text:style-name="T2">vi</text:span><text:span text:style-name="T2">d</text:span><text:span text:style-name="T2">e</text:span><text:span text:style-name="T2">s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h</text:span><text:span text:style-name="T2">al</text:span><text:span text:style-name="T2">v</text:span><text:span text:style-name="T2">e</text:span><text:span text:style-name="T2">s, </text:span><text:span text:style-name="T2">s</text:span><text:span text:style-name="T2">or</text:span><text:span text:style-name="T2">t </text:span><text:span text:style-name="T2">e</text:span><text:span text:style-name="T2">a</text:span><text:span text:style-name="T2">c</text:span><text:span text:style-name="T2">h </text:span><text:span text:style-name="T2">h</text:span><text:span text:style-name="T2">al</text:span><text:span text:style-name="T2">f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m</text:span><text:span text:style-name="T2">er</text:span><text:span text:style-name="T2">g</text:span><text:span text:style-name="T2">e </text:span><text:span text:style-name="T2">th</text:span><text:span text:style-name="T2">e </text:span><text:span text:style-name="T2">s</text:span><text:span text:style-name="T2">or</text:span><text:span text:style-name="T2">te</text:span><text:span text:style-name="T2">d </text:span><text:span text:style-name="T2">h</text:span><text:span text:style-name="T2">al</text:span><text:span text:style-name="T2">v</text:span><text:span text:style-name="T2">e</text:span><text:span text:style-name="T2">s</text:span></text:p>
          </draw:text-box>
        </draw:frame>
      </draw:page>
      <draw:page draw:name="page7" draw:style-name="dp1" draw:master-page-name="Default">
        <draw:custom-shape draw:style-name="gr2" draw:text-style-name="P5" draw:layer="layout" svg:width="0.97cm" svg:height="0.999cm" svg:x="25.465cm" svg:y="5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5" draw:layer="layout" svg:width="0.97cm" svg:height="0.52cm" svg:x="25.475cm" svg:y="4.4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draw:layer="layout" svg:width="0.97cm" svg:height="0.52cm" svg:x="23.542cm" svg:y="4.4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layout" svg:width="0.97cm" svg:height="0.52cm" svg:x="20.678cm" svg:y="4.4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5" draw:layer="layout" svg:width="0.97cm" svg:height="0.52cm" svg:x="18.755cm" svg:y="4.4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5" draw:layer="layout" svg:width="0.97cm" svg:height="0.52cm" svg:x="16.868cm" svg:y="4.4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5" draw:layer="layout" svg:width="0.97cm" svg:height="0.52cm" svg:x="14.017cm" svg:y="4.4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5" draw:layer="layout" svg:width="0.97cm" svg:height="0.52cm" svg:x="13.058cm" svg:y="4.4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5" draw:layer="layout" svg:width="0.97cm" svg:height="0.52cm" svg:x="10.189cm" svg:y="4.4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layout" svg:width="0.97cm" svg:height="0.52cm" svg:x="7.296cm" svg:y="4.4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5" draw:layer="layout" svg:width="0.97cm" svg:height="0.52cm" svg:x="5.409cm" svg:y="4.4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5" draw:layer="layout" svg:width="0.97cm" svg:height="0.52cm" svg:x="2.523cm" svg:y="4.4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3" draw:layer="layout" svg:width="3.36cm" svg:height="0.962cm" svg:x="1.061cm" svg:y="1cm">
          <draw:text-box>
            <text:p>Heap Sort</text:p>
          </draw:text-box>
        </draw:frame>
        <draw:frame draw:style-name="gr24" draw:text-style-name="P9" draw:layer="layout" svg:width="17.706cm" svg:height="1.917cm" svg:x="1.074cm" svg:y="1.952cm">
          <draw:text-box>
            <text:p><text:span text:style-name="T2">- </text:span><text:span text:style-name="T2">U</text:span><text:span text:style-name="T2">tili</text:span><text:span text:style-name="T2">z</text:span><text:span text:style-name="T2">e</text:span><text:span text:style-name="T2">s </text:span><text:span text:style-name="T2">a </text:span><text:span text:style-name="T2">bi</text:span><text:span text:style-name="T2">n</text:span><text:span text:style-name="T2">ar</text:span><text:span text:style-name="T2">y </text:span><text:span text:style-name="T2">h</text:span><text:span text:style-name="T2">e</text:span><text:span text:style-name="T2">a</text:span><text:span text:style-name="T2">p </text:span><text:span text:style-name="T2">d</text:span><text:span text:style-name="T2">at</text:span><text:span text:style-name="T2">a </text:span><text:span text:style-name="T2">st</text:span><text:span text:style-name="T2">ru</text:span><text:span text:style-name="T2">ct</text:span><text:span text:style-name="T2">ur</text:span><text:span text:style-name="T2">e</text:span></text:p>
            <text:p><text:span text:style-name="T2">- </text:span><text:span text:style-name="T2">B</text:span><text:span text:style-name="T2">ui</text:span><text:span text:style-name="T2">ld</text:span><text:span text:style-name="T2">s </text:span><text:span text:style-name="T2">a </text:span><text:span text:style-name="T2">m</text:span><text:span text:style-name="T2">a</text:span><text:span text:style-name="T2">x </text:span><text:span text:style-name="T2">h</text:span><text:span text:style-name="T2">e</text:span><text:span text:style-name="T2">a</text:span><text:span text:style-name="T2">p </text:span><text:span text:style-name="T2">fr</text:span><text:span text:style-name="T2">o</text:span><text:span text:style-name="T2">m </text:span><text:span text:style-name="T2">th</text:span><text:span text:style-name="T2">e </text:span><text:span text:style-name="T2">in</text:span><text:span text:style-name="T2">p</text:span><text:span text:style-name="T2">ut </text:span><text:span text:style-name="T2">d</text:span><text:span text:style-name="T2">at</text:span><text:span text:style-name="T2">a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r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e</text:span><text:span text:style-name="T2">xt</text:span><text:span text:style-name="T2">ra</text:span><text:span text:style-name="T2">ct</text:span><text:span text:style-name="T2">s </text:span><text:span text:style-name="T2">th</text:span><text:span text:style-name="T2">e </text:span><text:span text:style-name="T2">m</text:span><text:span text:style-name="T2">a</text:span><text:span text:style-name="T2">x</text:span></text:p>
            <text:p><text:span text:style-name="T2"><text:s text:c="2"/>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h</text:span><text:span text:style-name="T2">e</text:span><text:span text:style-name="T2">a</text:span><text:span text:style-name="T2">p </text:span><text:span text:style-name="T2">a</text:span><text:span text:style-name="T2">n</text:span><text:span text:style-name="T2">d </text:span><text:span text:style-name="T2">a</text:span><text:span text:style-name="T2">d</text:span><text:span text:style-name="T2">d </text:span><text:span text:style-name="T2">to </text:span><text:span text:style-name="T2">th</text:span><text:span text:style-name="T2">e </text:span><text:span text:style-name="T2">e</text:span><text:span text:style-name="T2">n</text:span><text:span text:style-name="T2">d </text:span><text:span text:style-name="T2">of </text:span><text:span text:style-name="T2">th</text:span><text:span text:style-name="T2">e </text:span><text:span text:style-name="T2">d</text:span><text:span text:style-name="T2">at</text:span><text:span text:style-name="T2">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39:44.987412900</meta:creation-date>
    <meta:generator>LibreOffice/24.2.5.2$Linux_X86_64 LibreOffice_project/420$Build-2</meta:generator>
    <dc:date>2024-08-05T21:15:47.588624461</dc:date>
    <meta:editing-duration>PT1H14M34S</meta:editing-duration>
    <meta:editing-cycles>13</meta:editing-cycles>
    <meta:document-statistic meta:object-count="337"/>
  </office:meta>
</office:document-meta>
</file>